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6fe8a" officeooo:paragraph-rsid="0036fe8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7e64f" officeooo:paragraph-rsid="0037e64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6fe8a" officeooo:paragraph-rsid="0036fe8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3ead51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ead51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ead51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7e64f" officeooo:paragraph-rsid="0037e64f" style:font-size-asian="12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officeooo:paragraph-rsid="0037e64f"/>
    </style:style>
    <style:style style:name="T1" style:family="text">
      <style:text-properties officeooo:rsid="0036fe8a"/>
    </style:style>
    <style:style style:name="T2" style:family="text">
      <style:text-properties officeooo:rsid="00376013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37e64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393a87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3b2133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cd6b7" style:font-size-asian="12pt" style:font-weight-asian="bold" style:font-size-complex="12pt" style:font-weight-complex="bold"/>
    </style:style>
    <style:style style:name="T11" style:family="text">
      <style:text-properties officeooo:rsid="00393e70"/>
    </style:style>
    <style:style style:name="T12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12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D1" office:value-type="string">
            <text:p text:style-name="P8">4xx - A2A</text:p>
          </table:table-cell>
          <table:table-cell table:style-name="Table1.B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6"><text:span text:style-name="T9">4</text:span><text:span text:style-name="T10">0</text:span><text:span text:style-name="T9">1</text:span><text:span text:style-name="T5"> - </text:span><text:span text:style-name="T6">A/</text:span><text:span text:style-name="T7">A</text:span><text:span text:style-name="T6"> -</text:span><text:span text:style-name="T8"> Radar Modes</text:span></text:p>
      <text:p text:style-name="P4"/>
      <text:p text:style-name="P5">RIO seat:</text:p>
      <text:p text:style-name="P4">DDD = Detail Data Display. <text:s/>Small display on top showing raw radar returns.</text:p>
      <text:p text:style-name="P4">TID = Tactical Information Display. <text:s/>Larger display on bottom showing processed target tracks.</text:p>
      <text:p text:style-name="P4">HCU = Hand Control Unit. <text:s/>Center joystick used to select targets on DDD and TID.</text:p>
      <text:p text:style-name="P4"/>
      <text:p text:style-name="P4">ADL = Armament Datum Line. <text:s/>Crosshair on HUD showing weapon boresight.</text:p>
      <text:p text:style-name="P4"/>
      <text:p text:style-name="P2">Radar Modes</text:p>
      <text:p text:style-name="P1">PD Search <text:span text:style-name="T1">(Pulse-Doppler Search)</text:span></text:p>
      <text:list text:style-name="L1">
        <text:list-item>
          <text:p text:style-name="P9">Longest range</text:p>
        </text:list-item>
        <text:list-item>
          <text:p text:style-name="P9">Only shows targets on DDD, not on the TID.</text:p>
        </text:list-item>
        <text:list-item>
          <text:p text:style-name="P9">DDD shows azimuth and closure rate, not the range.</text:p>
        </text:list-item>
        <text:list-item>
          <text:p text:style-name="P9">Has two notch filters, one for target's ground speed and one for target's closure rate.</text:p>
          <text:list>
            <text:list-item>
              <text:p text:style-name="P9">If target's ground speed is +/-133 kts, and it's lower than 3 degrees above the nose, it will be filtered out. <text:s/>Use the MLC switch (Main Lobe Clutter) to turn off the filter, but RWS/TWS modes may not work as it will try to track the ground returns as targets.</text:p>
            </text:list-item>
            <text:list-item>
              <text:p text:style-name="P9">If the target's closure rate is +/-100 kts of your own speed, it will be filtered out.</text:p>
            </text:list-item>
          </text:list>
        </text:list-item>
        <text:list-item>
          <text:p text:style-name="P9">Top part of DDD shows targets that are getting closer, bottom part shows targets that are getting farther away.</text:p>
        </text:list-item>
        <text:list-item>
          <text:p text:style-name="P9">Can look-down/shoot-down, if targets are not in the notches.</text:p>
        </text:list-item>
      </text:list>
      <text:p text:style-name="P1">Pulse Search</text:p>
      <text:list text:style-name="L2">
        <text:list-item>
          <text:p text:style-name="P10">Shorter range</text:p>
        </text:list-item>
        <text:list-item>
          <text:p text:style-name="P10">DDD shows azimuth and range.</text:p>
        </text:list-item>
        <text:list-item>
          <text:p text:style-name="P10">Only shows targets on DDD, not on the TID.</text:p>
        </text:list-item>
        <text:list-item>
          <text:p text:style-name="P10"><text:span text:style-name="T11">Does not have doppler notches</text:span>, but cannot look down without clutter.</text:p>
        </text:list-item>
      </text:list>
      <text:p text:style-name="P1">RWS <text:span text:style-name="T1">(Range While Search)</text:span></text:p>
      <text:list text:style-name="L3">
        <text:list-item>
          <text:p text:style-name="P11">This is your main search mode to build a picture of the airspace.</text:p>
        </text:list-item>
        <text:list-item>
          <text:p text:style-name="P11">Uses PD Search but also does more processing to get range information.</text:p>
        </text:list-item>
        <text:list-item>
          <text:p text:style-name="P11">Shorter range than PD Search (but longer than Pulse Search?).</text:p>
        </text:list-item>
        <text:list-item>
          <text:p text:style-name="P11">DDD shows azimuth and closure rate, but TID shows Azimuth and Range.</text:p>
        </text:list-item>
        <text:list-item>
          <text:p text:style-name="P11">Cannot mark targets as hostile or friendly on TID.</text:p>
        </text:list-item>
        <text:list-item>
          <text:p text:style-name="P11">Can <text:span text:style-name="T1">"</text:span>hook<text:span text:style-name="T1">"</text:span> a target on TID.</text:p>
        </text:list-item>
        <text:list-item>
          <text:p text:style-name="P11">Shows up to 48 tracks on TID.</text:p>
        </text:list-item>
        <text:list-item>
          <text:p text:style-name="P11">Only shows target tracks for 2 seconds, so to keep a continuous track, you need a smaller search volume (20 deg 4-bar or 40 deg 2-bar or less).</text:p>
        </text:list-item>
      </text:list>
      <text:p text:style-name="P1">TWS (Auto and Manual)</text:p>
      <text:list text:style-name="L4">
        <text:list-item>
          <text:p text:style-name="P12">Tracks 24 targets, shows 18 on TID.</text:p>
        </text:list-item>
        <text:list-item>
          <text:p text:style-name="P12">Uses PD Search but also does more processing to get range information.</text:p>
        </text:list-item>
        <text:list-item>
          <text:p text:style-name="P12">Can <text:span text:style-name="T1">"</text:span>hook<text:span text:style-name="T1">"</text:span> targets on TID.</text:p>
        </text:list-item>
        <text:list-item>
          <text:p text:style-name="P12">20 deg 4-bar or 40 deg 2-bar. <text:s/>If you select anything other than 40 deg, computer will automatically use 20 deg.</text:p>
        </text:list-item>
      </text:list>
      <text:p text:style-name="P1">PD STT <text:span text:style-name="T1">(Pulse-Doppler Single Target Track)</text:span></text:p>
      <text:list text:style-name="L5">
        <text:list-item>
          <text:p text:style-name="P13">Can guide AIM-7 and AIM-54.</text:p>
        </text:list-item>
      </text:list>
      <text:p text:style-name="P1">Pulse STT</text:p>
      <text:list text:style-name="L6">
        <text:list-item>
          <text:p text:style-name="P14">Cannot guide AIM-7 and AIM-54.</text:p>
        </text:list-item>
      </text:list>
      <text:p text:style-name="P4"/>
      <text:p text:style-name="P3">Radar symbology</text:p>
      <text:list text:style-name="L7">
        <text:list-item>
          <text:p text:style-name="P16">Dashed lines showing radar FOV are 20 nmi per dash or blank space.</text:p>
        </text:list-item>
        <text:list-item>
          <text:p text:style-name="P16">Top row shows AL (altitude), MC (target magnetic course), RA (target range nmi), BR (target bearing)</text:p>
        </text:list-item>
        <text:list-item>
          <text:p text:style-name="P16">Left side shows max scan altitude, radar antenna elevation, min scan altitude.</text:p>
        </text:list-item>
        <text:list-item>
          <text:p text:style-name="P16">Right side shows target closure in kts.</text:p>
        </text:list-item>
        <text:list-item>
          <text:p text:style-name="P16">Number to left of radar target symbol is altitude in 10k ft, rounded ("2" = 15000 to 24999 ft).</text:p>
        </text:list-item>
        <text:list-item>
          <text:p text:style-name="P17"><text:span text:style-name="T3">Number </text:span><text:span text:style-name="T4">to right of</text:span><text:span text:style-name="T3"> radar target symbol is TWS priority.</text:span></text:p>
        </text:list-item>
      </text:list>
      <text:p text:style-name="P4"/>
      <text:p text:style-name="P1">Dogfight/ACM modes</text:p>
      <text:list text:style-name="L8">
        <text:list-item>
          <text:p text:style-name="P15"><text:span text:style-name="T2">Priority: </text:span>PLM &gt; VSL &gt; MRL <text:span text:style-name="T2">(if higher priority method is used, will override locks obtained in lower priority modes)</text:span></text:p>
        </text:list-item>
        <text:list-item>
          <text:p text:style-name="P15">PLM = Pilot Lockon Mode. <text:s/>Press and hold to lock target at boresight within 5 nm.</text:p>
        </text:list-item>
        <text:list-item>
          <text:p text:style-name="P15">VSL = Vertical Scan Lockon. <text:s/>5 deg wide vertical lock within 5 nm. <text:s/>VSL LO locks targets from -15 deg to +25 deg, VSL HI locks targets from +15 deg to +55 deg.</text:p>
        </text:list-item>
        <text:list-item>
          <text:p text:style-name="P15">MRL = Manual Rapid Lockon. <text:s/></text:p>
        </text:list-item>
        <text:list-item>
          <text:p text:style-name="P15">PAL = Pilot Automatic Lockon. <text:s/>Locks targets with 20 deg 8-bar scan within 15 nm.</text:p>
        </text:list-item>
        <text:list-item>
          <text:p text:style-name="P15">In A/A master mode, press Target Designate Switch (switch on wall outboard of throttle <text:span text:style-name="T2">or Middle Finger Hat U/D/R</text:span>) to VLS HI, VSL LO, or PAL, or use PLM button on throttle <text:span text:style-name="T2">(Middle Finger Hat press)</text:span>.</text:p>
        </text:list-item>
        <text:list-item>
          <text:p text:style-name="P15">In RIO seat, press and hold MRL button on side of HCU, then move HCU to put bars around target on DDD. <text:s/>Press HCU trigger full-action to designate, or half-action and release to return to Pulse Search mo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8:07:57.356000000</dc:date>
    <meta:editing-duration>PT8H1M38S</meta:editing-duration>
    <meta:editing-cycles>4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60" meta:word-count="694" meta:character-count="3614" meta:non-whitespace-character-count="3006"/>
  </office:meta>
</office:document-meta>
</file>